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style:font-face style:name="sans-serif" svg:font-family="sans-serif"/>
  </office:font-face-decls>
  <office:automatic-styles>
    <style:style style:name="P1" style:family="paragraph" style:parent-style-name="Standard">
      <style:text-properties fo:font-weight="bold" officeooo:rsid="001abb2c" officeooo:paragraph-rsid="001abb2c" style:font-weight-asian="bold" style:font-weight-complex="bold"/>
    </style:style>
    <style:style style:name="P2" style:family="paragraph" style:parent-style-name="Standard">
      <style:text-properties fo:font-weight="bold" officeooo:rsid="001acd68" officeooo:paragraph-rsid="001acd68" style:font-weight-asian="bold" style:font-weight-complex="bold"/>
    </style:style>
    <style:style style:name="P3" style:family="paragraph" style:parent-style-name="Standard">
      <style:text-properties fo:font-weight="normal" officeooo:rsid="001a6c5e" officeooo:paragraph-rsid="001a6c5e" style:font-weight-asian="normal" style:font-weight-complex="normal"/>
    </style:style>
    <style:style style:name="P4" style:family="paragraph" style:parent-style-name="Standard" style:list-style-name="L1">
      <style:text-properties fo:font-weight="normal" officeooo:rsid="001acd68" officeooo:paragraph-rsid="001ad1f7" style:font-weight-asian="normal" style:font-weight-complex="normal"/>
    </style:style>
    <style:style style:name="P5" style:family="paragraph" style:parent-style-name="Standard" style:list-style-name="L1">
      <style:text-properties fo:font-weight="normal" officeooo:rsid="001acd68" officeooo:paragraph-rsid="001bfe67" style:font-weight-asian="normal" style:font-weight-complex="normal"/>
    </style:style>
    <style:style style:name="P6" style:family="paragraph" style:parent-style-name="Standard">
      <style:text-properties officeooo:rsid="001abb2c" officeooo:paragraph-rsid="001abb2c"/>
    </style:style>
    <style:style style:name="P7" style:family="paragraph" style:parent-style-name="Standard">
      <style:text-properties officeooo:rsid="001abb2c" officeooo:paragraph-rsid="001bfe67"/>
    </style:style>
    <style:style style:name="P8" style:family="paragraph" style:parent-style-name="Standard">
      <style:text-properties officeooo:rsid="001acd68" officeooo:paragraph-rsid="001acd68"/>
    </style:style>
    <style:style style:name="P9" style:family="paragraph" style:parent-style-name="Standard" style:list-style-name="L1">
      <style:text-properties officeooo:paragraph-rsid="001ad1f7"/>
    </style:style>
    <style:style style:name="P10" style:family="paragraph" style:parent-style-name="Standard" style:list-style-name="L1">
      <style:text-properties officeooo:paragraph-rsid="001bfe67"/>
    </style:style>
    <style:style style:name="P11" style:family="paragraph" style:parent-style-name="Standard">
      <style:text-properties officeooo:paragraph-rsid="001ad1f7"/>
    </style:style>
    <style:style style:name="P12" style:family="paragraph" style:parent-style-name="Standard">
      <style:text-properties officeooo:paragraph-rsid="001bfe67"/>
    </style:style>
    <style:style style:name="P13" style:family="paragraph" style:parent-style-name="Standard">
      <style:text-properties officeooo:rsid="001bfe67" officeooo:paragraph-rsid="001bfe67"/>
    </style:style>
    <style:style style:name="P14" style:family="paragraph" style:parent-style-name="Standard">
      <style:text-properties fo:font-size="18pt" fo:font-weight="bold" officeooo:rsid="001abb2c" officeooo:paragraph-rsid="001abb2c"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bfe67" style:font-weight-asian="bold" style:font-weight-complex="bold"/>
    </style:style>
    <style:style style:name="T3" style:family="text">
      <style:text-properties officeooo:rsid="001acd68"/>
    </style:style>
    <style:style style:name="T4" style:family="text">
      <style:text-properties style:font-name="sans-serif"/>
    </style:style>
    <style:style style:name="T5" style:family="text">
      <style:text-properties style:font-name="sans-serif" officeooo:rsid="001ad1f7"/>
    </style:style>
    <style:style style:name="T6" style:family="text">
      <style:text-properties style:font-name="sans-serif" officeooo:rsid="001bfe67"/>
    </style:style>
    <style:style style:name="T7" style:family="text">
      <style:text-properties style:font-name="sans-serif" fo:font-weight="normal" officeooo:rsid="001bfe67" style:font-weight-asian="normal" style:font-weight-complex="normal"/>
    </style:style>
    <style:style style:name="T8" style:family="text">
      <style:text-properties style:font-name="sans-serif" fo:font-weight="normal" officeooo:rsid="001ad1f7" style:font-weight-asian="normal" style:font-weight-complex="normal"/>
    </style:style>
    <style:style style:name="T9" style:family="text">
      <style:text-properties style:text-position="super 58%"/>
    </style:style>
    <style:style style:name="T10" style:family="text">
      <style:text-properties style:text-position="super 58%" officeooo:rsid="001ad1f7"/>
    </style:style>
    <style:style style:name="T11" style:family="text">
      <style:text-properties style:text-position="super 58%" style:font-name="sans-serif" officeooo:rsid="001ad1f7"/>
    </style:style>
    <style:style style:name="T12" style:family="text">
      <style:text-properties style:text-position="super 58%" style:font-name="sans-serif" officeooo:rsid="001bfe67"/>
    </style:style>
    <style:style style:name="T13" style:family="text">
      <style:text-properties style:text-position="super 58%" officeooo:rsid="001bfe67"/>
    </style:style>
    <style:style style:name="T14" style:family="text">
      <style:text-properties style:text-position="0% 100%"/>
    </style:style>
    <style:style style:name="T15" style:family="text">
      <style:text-properties style:text-position="0% 100%" officeooo:rsid="001ad1f7"/>
    </style:style>
    <style:style style:name="T16" style:family="text">
      <style:text-properties style:text-position="0% 100%" officeooo:rsid="001bfe67"/>
    </style:style>
    <style:style style:name="T17" style:family="text">
      <style:text-properties fo:font-weight="normal" officeooo:rsid="001acd68" style:font-weight-asian="normal" style:font-weight-complex="normal"/>
    </style:style>
    <style:style style:name="T18" style:family="text">
      <style:text-properties fo:font-weight="normal" officeooo:rsid="001ad1f7" style:font-weight-asian="normal" style:font-weight-complex="normal"/>
    </style:style>
    <style:style style:name="T19" style:family="text">
      <style:text-properties fo:font-weight="normal" officeooo:rsid="001bfe67" style:font-weight-asian="normal" style:font-weight-complex="normal"/>
    </style:style>
    <style:style style:name="T20" style:family="text">
      <style:text-properties officeooo:rsid="001ad1f7"/>
    </style:style>
    <style:style style:name="T21" style:family="text">
      <style:text-properties officeooo:rsid="001bfe6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4">Is <text:span text:style-name="T3">GhatGPT</text:span> <text:span text:style-name="T21">suited education?</text:span></text:p>
      <text:p text:style-name="Standard"/>
      <text:p text:style-name="P3">In the last few years, development of AI has gone supersonic. The quantity and quality of available products containing AI have exploded. These new technologies can be used in a wide array of fields, from artistic creation to academic writing and many more. But as these tools have come up, so has a just as popular debate on the benefit of them. A sizeable concern with these techologies are their use in education, especially regarding OpenAI’s ChatGPT chatbot. Some experts say AI chatbots can have a positive impact on higher education, while many other say AI chatbots promote cheating and plagiarism. <text:span text:style-name="T1">How can we use AI chatbots in education for </text:span><text:span text:style-name="T2">educational</text:span><text:span text:style-name="T1"> benifit?</text:span></text:p>
      <text:p text:style-name="Standard"/>
      <text:p text:style-name="P1">Redegørelse</text:p>
      <text:p text:style-name="Standard"/>
      <text:p text:style-name="P8">First, let’s define what the term “AI chatbot” entails. <text:span text:style-name="T20">A “chatbot” is simply a program, that produces an</text:span><text:span text:style-name="T21">s</text:span><text:span text:style-name="T20">wers based on question</text:span><text:span text:style-name="T21">s</text:span><text:span text:style-name="T20"> asked textually by the user.</text:span> The word “AI” is short for “Artificial <text:span text:style-name="T21">I</text:span>ntelligence” and is a decorative term often used in science fiction and to describe technologies with human-like cognitive ability. “AI” in the context of chatbots refers to machine learning. ChatGPT is based on GPT3. “ChatGPT is powered by GPT3, a large language model (LLM) trained on an enormous amount of text data”<text:span text:style-name="T9">[1]</text:span><text:span text:style-name="T14">. Since GPT3 is a language model, it can predict words in sentences, and also contruct entire sentences. It can create factual and fictional texts, simulate conversations and even make computer programs in some capacity. <text:s/></text:span><text:span text:style-name="T15">In this essay, we’ll focus on ChatGPT.</text:span></text:p>
      <text:p text:style-name="P6"/>
      <text:p text:style-name="P12"><text:span text:style-name="T16">How is it possible to cheat using ChatGPT. </text:span><text:span text:style-name="T15">“People have used ChatGPT to write entire blocks of code, television scripts, and even complete academic essays — sparking fears that students might use the bot to cheat their way to an easy A.”</text:span><text:span text:style-name="T10">[</text:span><text:span text:style-name="T13">2</text:span><text:span text:style-name="T10">]</text:span><text:span text:style-name="T15">. </text:span><text:span text:style-name="T16">Students writing essays can use ChatGPT to either partially or fully generate the assignment. Since the chatbot produces human-like answers, it can be very hard or impossible to detect. This can have a profound impact on examinations and assessments, as students can produce products way above their skill level using ChatGPT. “With AI models, these “products” can be produced to a higher standard, in less time and with very little effort from a student.”</text:span><text:span text:style-name="T13">[3]</text:span><text:span text:style-name="T16"> Teachers will have to come up with new ways of assessing their students ability, if usage of assisting chatbots like ChatGPT becomes more prevalent.</text:span></text:p>
      <text:p text:style-name="Standard"/>
      <text:p text:style-name="P11"><text:span text:style-name="T20">ChatGPT can also be used to help students. “</text:span><text:span text:style-name="T4">This could be particularly useful for students who speak English as a second language, or for students who aren’t used to the academic writing style.”</text:span><text:span text:style-name="T11">[</text:span><text:span text:style-name="T12">4</text:span><text:span text:style-name="T11">]</text:span><text:span text:style-name="T5">. </text:span><text:span text:style-name="T6">ChatGPT can help students become better in different subjects, especially students who are at disadvantage because of literary ability.</text:span></text:p>
      <text:p text:style-name="P11"/>
      <text:p text:style-name="P13">By nature of being a language model ChatGPT is good at predicting the next word in a sentence, but this doesn’t mean the sentence is correct. “The systems don’t have a way to distinguish true things from false things, that’s a <text:soft-page-break/>problem”<text:span text:style-name="T9">[5]</text:span> says scientist at the Santa Fe Institute, Melanie Mitchell. This means that factual texts generated by ChatGPT aren’t guarenteed to be factually correct, which can be dangerous if used with neglegence. Universities such as the University of Leeds will in the future focus more on analysis and judgement, instead of focusing on information retention, says Dr. Leah Henrickson, lecturer at University of Leeds<text:span text:style-name="T9">[6]</text:span>. Which is a way of changing towards working with ChatGPT, rather than against it.</text:p>
      <text:p text:style-name="P11"/>
      <text:p text:style-name="P1">Diskussion</text:p>
      <text:p text:style-name="P6"/>
      <text:p text:style-name="P13">Many would argue for chatbots such ChatGTP being banned from educational institutions. This would discurage using these tools for dishonest purposes such as cheating in exams. But this will also inhibit it’s uses for honest purposes, such as helping students with literary difficulties using the tools, for example to better understand hard to read educational material.</text:p>
      <text:p text:style-name="P13"/>
      <text:p text:style-name="P13">A problem with chatbots generating essays, is that it’s hard for teachers and examiners to spot when students are using ChatGPT. This makes it more difficult to grade students and assess their ability, as the students can simply generate a grade-A essay with just a few questions. Many would argue to impose restrictions on it’s uses for such purposes, as to keep the educational assessments as they were before chatbots. But others would argue to embrace the change, and instead switch the focus from being about the things ChatGPT is also good at, to focus more on what’s important for humans, such as critical analysis and judgement.</text:p>
      <text:p text:style-name="P6"/>
      <text:p text:style-name="P1">Perspektivering</text:p>
      <text:p text:style-name="P6"/>
      <text:p text:style-name="P13">The introduction of chatbots in education is very similar to the introduction of the internet. When the internet came out, many people were worried about the easiness of information gathering, and thought that people in education wouldn’t have to learn as much, because the students could just search information on the internet in seconds.</text:p>
      <text:p text:style-name="P13"/>
      <text:p text:style-name="P13">A difference between the internet and AI chatbots, is that the internet is mostly used for factual information gathering, but ChatGPT can also be used to write entire essays. With the internet students can look up information and make sure they’re spelling is correct, but with ChatGPT they can write entire essays.</text:p>
      <text:p text:style-name="P13"/>
      <text:p text:style-name="P13">Another difference is factual correctness. In the beginning of the internet, sites like Wikipedia became popular, but people were concerned, as to how correct the information was, as the articles could have been written by anyone. But sites like Wikipedia has become strict about the authors citating their sources, and is now trusted by many. ChatGPT in it’s current form not very trustworthy when it comes to facts, and is indifferent to mis- and disinformation. In the future this may be corrected with citations, but by nature of the answers being AI generated, rather then written by people, the sources of the answers it produces are very hard to track down.</text:p>
      <text:p text:style-name="P7"/>
      <text:p text:style-name="P1">Konklusion</text:p>
      <text:p text:style-name="P6"/>
      <text:p text:style-name="P13"><text:soft-page-break/>In education it’s hard to set borders around which tools are cheating and which are helpful tools with legitimate use. While ChatGPT can be used honestly right now, it can also be used dishonestly. If we were to keep things as they are now, we will have major problems with ChatGPT and we will probably have to ban ChatGPT from education outright. But if we change our current understanding of the educational system, we may be able to use ChatGPT to help a lot of students. So maybe the question isn’t “is ChatGPT suited education?”, but “is education suited ChatGPT?”.</text:p>
      <text:p text:style-name="P6"/>
      <text:p text:style-name="P2">Sources</text:p>
      <text:list text:style-name="L1">
        <text:list-item>
          <text:p text:style-name="P4">“The dawn of AI has come, and its implications for education couldn’t be more significant” (l. 20)</text:p>
        </text:list-item>
        <text:list-item>
          <text:p text:style-name="P4">“<text:span text:style-name="T4">Cheating on your college essay with ChatGPT won’t get you good grades, say professors — but AI </text:span><text:span text:style-name="T5">c</text:span><text:span text:style-name="T4">ould make education fairer</text:span>” (l. <text:span text:style-name="T20">1</text:span>0)</text:p>
        </text:list-item>
        <text:list-item>
          <text:p text:style-name="P5">“The dawn of AI has come, and its implications for education couldn’t be more significant” (l. <text:span text:style-name="T21">59</text:span>)</text:p>
        </text:list-item>
        <text:list-item>
          <text:p text:style-name="P9"><text:span text:style-name="T17">“</text:span><text:span text:style-name="T4">Cheating on your college essay with ChatGPT won’t get you good grades, say professors — but AI </text:span><text:span text:style-name="T5">c</text:span><text:span text:style-name="T4">ould make education fairer</text:span><text:span text:style-name="T17">” </text:span><text:span text:style-name="T18">(l. 47)</text:span></text:p>
        </text:list-item>
        <text:list-item>
          <text:p text:style-name="P10"><text:span text:style-name="T18">“ChatGPT software highlights advances, limitations of modern artificial intelligence” </text:span><text:span text:style-name="T19">(1:16-1:20)</text:span></text:p>
        </text:list-item>
        <text:list-item>
          <text:p text:style-name="P10"><text:span text:style-name="T17">“</text:span><text:span text:style-name="T7">Cheating on your college essay with ChatGPT won’t get you good grades, say professors — but AI </text:span><text:span text:style-name="T8">c</text:span><text:span text:style-name="T7">ould make education fairer</text:span><text:span text:style-name="T17">” </text:span><text:span text:style-name="T18">(l. </text:span><text:span text:style-name="T19">58</text:span><text:span text:style-name="T18">)</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09:41:35.023515291</meta:creation-date>
    <dc:date>2023-05-17T12:25:03.450732124</dc:date>
    <meta:editing-duration>PT2H43M28S</meta:editing-duration>
    <meta:editing-cycles>5</meta:editing-cycles>
    <meta:generator>LibreOffice/7.5.3.2$Linux_X86_64 LibreOffice_project/50$Build-2</meta:generator>
    <meta:document-statistic meta:table-count="0" meta:image-count="0" meta:object-count="0" meta:page-count="3" meta:paragraph-count="23" meta:word-count="1153" meta:character-count="7044" meta:non-whitespace-character-count="5915"/>
  </office:meta>
</office:document-meta>
</file>